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fo:language="en" fo:country="US"/>
    </style:style>
    <style:style style:name="P2" style:family="paragraph" style:parent-style-name="Heading_20_1">
      <style:text-properties fo:language="en" fo:country="US"/>
    </style:style>
    <style:style style:name="T1" style:family="text">
      <style:text-properties fo:language="en" fo:country="U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<text:bookmark text:name="SNU3_DEVELOPER_LOG_DAY_471"/>SNU developer log day 471</text:h>
      <text:p text:style-name="P1">I had very little time for site development and some other projects today. I had to cut updates to the weekly system, because I didn't have the time for it. To stay productive, I went and linked to all older developer log and update log separate entry pages. I had a lot to do today, I was redownloading music, as some files were lost, I got a haircut, I visited with friends, and I went to WA-HI to get pictures for graduation (however the actual graduation will happen in June) and I was also managing time very poorly.</text:p>
      <text:p text:style-name="P1">Today was a VERY short day for development, I hope to do better tomorrow. However, I also have some big plans for the weekend, such as hard drive backups, and testing out a 10 Terabyte drive that I got for my birthday but haven't made time to use yet. I am still very worried about it, as the last time I had an external hard drive that required both USB connection to the machine, and also a power cord, it did not go well at all. I trust Western Digital over SeaGate though, as I have had 5 western digital external hard drives, some of them for over 6 years, and they have never had any issues. On the other hand, the only SeaGate drive I had (a 8 Terabyte Passport) failed within the first 5 minutes. Today was an OK day for development.</text:p>
      <text:p text:style-name="P1">I wasn't able to deliver on the separate update and developer log entries for all time project, I made some progress on doing this to the update log (down to August 27th 2019) but I hardly did anything for the developer log. I will try to work on this, I just needed more time for another project.</text:p>
      <text:p text:style-name="Text_20_body"><text:span text:style-name="T1">Sean Patrick Myrick on May 15th 2020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6T18:21:48.052000000</meta:creation-date>
    <dc:date>2020-05-16T18:22:21.192000000</dc:date>
    <meta:editing-duration>PT35S</meta:editing-duration>
    <meta:editing-cycles>1</meta:editing-cycles>
    <meta:document-statistic meta:table-count="0" meta:image-count="0" meta:object-count="0" meta:page-count="1" meta:paragraph-count="5" meta:word-count="311" meta:character-count="1620" meta:non-whitespace-character-count="1314"/>
    <meta:generator>LibreOffice/6.1.2.1$Windows_X86_64 LibreOffice_project/65905a128db06ba48db947242809d14d3f9a93fe</meta:generator>
  </office:meta>
</office:document-meta>
</file>